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fo:language="fr" fo:country="FR" fo:font-style="normal" style:text-underline-style="none" fo:font-weight="normal" officeooo:rsid="00b39397" officeooo:paragraph-rsid="00b39397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language="fr" fo:country="FR" fo:font-style="normal" style:text-underline-style="none" fo:font-weight="normal" officeooo:rsid="00b39397" officeooo:paragraph-rsid="00b56286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language="fr" fo:country="FR" fo:font-style="normal" style:text-underline-style="none" fo:font-weight="normal" officeooo:rsid="00b39397" officeooo:paragraph-rsid="00b6fbc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39397" officeooo:paragraph-rsid="00b39397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39397" officeooo:paragraph-rsid="00b6fbc8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56286" officeooo:paragraph-rsid="00b56286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56286" officeooo:paragraph-rsid="00b6fbc8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76348" officeooo:paragraph-rsid="00b76348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79209" officeooo:paragraph-rsid="00b79209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b7c5d" officeooo:paragraph-rsid="00bb7c5d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1d41a" fo:font-size="16pt" fo:language="fr" fo:country="FR" fo:font-style="normal" style:text-underline-style="none" fo:font-weight="normal" officeooo:rsid="00b76348" officeooo:paragraph-rsid="00b76348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1d41a" fo:font-size="16pt" fo:language="fr" fo:country="FR" fo:font-style="italic" style:text-underline-style="none" fo:font-weight="normal" officeooo:rsid="00b76348" officeooo:paragraph-rsid="00b76348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76348" officeooo:paragraph-rsid="00bb7c5d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d366f" officeooo:paragraph-rsid="00bd366f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db241" officeooo:paragraph-rsid="00bdb241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db241" officeooo:paragraph-rsid="00bdcdef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6pt" fo:language="fr" fo:country="FR" fo:font-style="normal" style:text-underline-style="none" fo:font-weight="normal" officeooo:rsid="00bdcdef" officeooo:paragraph-rsid="00bdcdef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9be11d" style:font-size-asian="16pt" style:font-size-complex="16pt"/>
    </style:style>
    <style:style style:name="T3" style:family="text">
      <style:text-properties fo:font-size="16pt" officeooo:rsid="00b56286" style:font-size-asian="16pt" style:font-size-complex="16pt"/>
    </style:style>
    <style:style style:name="T4" style:family="text">
      <style:text-properties fo:font-size="16pt" officeooo:rsid="00b6fbc8" style:font-size-asian="16pt" style:font-size-complex="16pt"/>
    </style:style>
    <style:style style:name="T5" style:family="text">
      <style:text-properties style:text-position="super 58%" fo:font-size="16pt" style:font-size-asian="16pt" style:font-size-complex="16pt"/>
    </style:style>
    <style:style style:name="T6" style:family="text">
      <style:text-properties officeooo:rsid="00b76348"/>
    </style:style>
    <style:style style:name="T7" style:family="text">
      <style:text-properties officeooo:rsid="00b97fa1"/>
    </style:style>
    <style:style style:name="T8" style:family="text">
      <style:text-properties officeooo:rsid="00b56286"/>
    </style:style>
    <style:style style:name="T9" style:family="text">
      <style:text-properties officeooo:rsid="00bb7c5d"/>
    </style:style>
    <style:style style:name="T10" style:family="text">
      <style:text-properties officeooo:rsid="00bd366f"/>
    </style:style>
    <style:style style:name="T11" style:family="text">
      <style:text-properties officeooo:rsid="00bdb241"/>
    </style:style>
    <style:style style:name="T12" style:family="text">
      <style:text-properties officeooo:rsid="00bdcd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<text:span text:style-name="T1">etenir le cours même les détails</text:span></text:p>
      <text:p text:style-name="P4">texte argumentatif AEI Argument Expliquer Illustrer </text:p>
      <text:p text:style-name="P4"/>
      <text:p text:style-name="P4">éviter intro bancale car si mauvaise intro correcteur ne pardonne pas </text:p>
      <text:p text:style-name="P4"/>
      <text:p text:style-name="P1"><text:span text:style-name="T1">soigner 1</text:span><text:span text:style-name="T5">er</text:span><text:span text:style-name="T1"> phrase </text:span></text:p>
      <text:p text:style-name="P4"/>
      <text:p text:style-name="P4">ne pas commencer par aborder le sujet mais prendre un exemple de proximité </text:p>
      <text:p text:style-name="P4"/>
      <text:p text:style-name="P4">ANNONCE PLAN </text:p>
      <text:p text:style-name="P4"/>
      <text:p text:style-name="P4">Pour repondre a la question qui nous est posez nous verrons …</text:p>
      <text:p text:style-name="P4">puis dans une seconde partie nous nous intéresserons a … </text:p>
      <text:p text:style-name="P4"/>
      <text:p text:style-name="P4">si trois partie remplacer seconde par deuxième partie <text:s/></text:p>
      <text:p text:style-name="P4"/>
      <text:p text:style-name="P4">Part 1 </text:p>
      <text:p text:style-name="P2"><text:span text:style-name="T1">1/ mettre affirmation (connaissance fart) puis expliquer l’affirmation puis mettre exemple </text:span><text:span text:style-name="T3">si c TP l’expliquer en quelque phrase pareil pour doc </text:span></text:p>
      <text:p text:style-name="P6"/>
      <text:p text:style-name="P6"/>
      <text:p text:style-name="P6">Phrase de transition </text:p>
      <text:p text:style-name="P6">ansi nous venons de voir que … puis nous verrons … </text:p>
      <text:p text:style-name="P6"/>
      <text:p text:style-name="P6">Autre partie faire comme parte 1 </text:p>
      <text:p text:style-name="P6"/>
      <text:p text:style-name="P6">Conclusion </text:p>
      <text:p text:style-name="P7">Au cours de ce devoir nous avons aborder… puis nous avons vue … mettre réponse a la question puis une ouverture partir plus loin que le sujet</text:p>
      <text:p text:style-name="P3"><text:span text:style-name="T4">ne pas faire de question </text:span><text:span text:style-name="T3"><text:s/></text:span><text:span text:style-name="T1">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Montr<text:span text:style-name="T10">e</text:span>z que selon la position des gênes sur les chromosomes, les génotype des <text:span text:style-name="T10">gamète</text:span> produit sont en proportion variable. Illustr<text:span text:style-name="T10">e</text:span>z votre propos à l’aide de schémas en vous appuyant sur le cas d’individus hétérozygotes pour deux gênes données.</text:p>
      <text:p text:style-name="P11"/>
      <text:p text:style-name="P12">Vous rédigerz un texte structuré. Votre argumentation s’appuira sur des experiences et/ou des observation et/ou des exemples judicieux choisis.</text:p>
      <text:p text:style-name="P11"/>
      <text:p text:style-name="P8">Faire brain storming ecrire toute ces connaissances de memoire puis trier </text:p>
      <text:p text:style-name="P8"/>
      <text:p text:style-name="P8"/>
      <text:p text:style-name="P8"/>
      <text:p text:style-name="P9">transfert horizontaux géne lier indépanddant</text:p>
      <text:p text:style-name="P9"/>
      <text:p text:style-name="P9"/>
      <text:p text:style-name="P9"><text:tab/>Afin de permettre la fécondation, les cellules subissent la méiose, un procéder qui permet de transformer une cellule diploïde en quatre cellules haploïde. <text:span text:style-name="T7">Nous nous demandons si selon la position des gênes sur les chromosomes </text:span>l<text:span text:style-name="T6">es génotype des </text:span>gamètes<text:span text:style-name="T6"> produit sont en proportion variable ? Pour </text:span>répondre<text:span text:style-name="T6"> a la question qui nous est posez nous verrons dans un premier temps que selon si </text:span>les gêne<text:span text:style-name="T7">s</text:span> sont indépendant ou lier <text:span text:style-name="T7">l’expression du phénotype est différent </text:span><text:s/><text:span text:style-name="T6">puis dans une seconde partie nous nous intéresserons au transfert horizontaux qui permettent une diversité génétique.</text:span></text:p>
      <text:p text:style-name="P9"/>
      <text:p text:style-name="P10">Part I/ gênes lier ou indépandant </text:p>
      <text:p text:style-name="P10">résultat du crossing-over avec les drosophile</text:p>
      <text:p text:style-name="P10">lier si pas equiprobabilité</text:p>
      <text:p text:style-name="P10">indépandant si équiprobabilité</text:p>
      <text:p text:style-name="P10"/>
      <text:p text:style-name="P10"/>
      <text:p text:style-name="P10">Part II/ transfere horizontaux </text:p>
      <text:p text:style-name="P10">transfére ajout de géne buff ou debuff</text:p>
      <text:p text:style-name="P10">tp d’ou vienne la coleur orange des puceront <text:s/></text:p>
      <text:p text:style-name="P9"/>
      <text:p text:style-name="P9"/>
      <text:p text:style-name="P9"/>
      <text:p text:style-name="P13"><text:tab/><text:span text:style-name="T8">Au cours de ce devoir nous avons abordé le sujet des gênes lier ou indépendant qui permettent une proportion inégale de possibilité de </text:span><text:soft-page-break/><text:span text:style-name="T8">phénotype exprimer. Puis nous avons vue que les transferts horizontaux sont a l’origine de la diversité génétique dans les gamètes. Ainsi nous pouvons dire que la position des gênes sur les chromosomes l</text:span>es génotype<text:span text:style-name="T9">s</text:span> des <text:span text:style-name="T8">gamètes</text:span> produit sont en proportion variable. <text:span text:style-name="T9">C’est grace a cette proportion variable que chez l’Homme il y a 1,32*10^36 possibilité de zygote différents soit quasi-infini.</text:span></text:p>
      <text:p text:style-name="P13"/>
      <text:p text:style-name="P13"/>
      <text:p text:style-name="P14">Correction est erreur :</text:p>
      <text:p text:style-name="P14">- individue hétérozygote</text:p>
      <text:p text:style-name="P14">-parler 2 géne pas parler des chromosomes sexuel <text:s/></text:p>
      <text:p text:style-name="P14">-schema imposé mettre de vraie beau schéma </text:p>
      <text:p text:style-name="P14"/>
      <text:p text:style-name="P14">intro prof :</text:p>
      <text:p text:style-name="P14"/>
      <text:p text:style-name="P14">- <text:s/>En biologie Mendel Xxeme siecle</text:p>
      <text:p text:style-name="P14">- <text:span text:style-name="T11">changer la question du cour mais la garder quand même</text:span></text:p>
      <text:p text:style-name="P14">-<text:span text:style-name="T11">plan :</text:span></text:p>
      <text:p text:style-name="P15">les géneralité sur la méiose </text:p>
      <text:p text:style-name="P15">proportion des divert génotype etudier sur des gamete différent puis sur le meme chromosome </text:p>
      <text:p text:style-name="P15"/>
      <text:p text:style-name="P15"/>
      <text:p text:style-name="P15">I/ AEI </text:p>
      <text:p text:style-name="P15">la méiose est une double division cellulaire qui ne maintient pas le caryotype donner tous les détailles schema génerale de la méiose </text:p>
      <text:p text:style-name="P15"/>
      <text:p text:style-name="P15">II/ AEI</text:p>
      <text:p text:style-name="P15">une individue heterozygote</text:p>
      <text:p text:style-name="P15">exemple drosophile vg+vg eb+eb </text:p>
      <text:p text:style-name="P15">schema méiose</text:p>
      <text:p text:style-name="P15"/>
      <text:p text:style-name="P15"/>
      <text:p text:style-name="P16"><text:span text:style-name="T12">III/ AEI </text:span></text:p>
      <text:p text:style-name="P16"><text:span text:style-name="T12">replication brassage inter et intrachromosomique crossing over</text:span></text:p>
      <text:p text:style-name="P16"><text:span text:style-name="T12">recombinaison</text:span> </text:p>
      <text:p text:style-name="P16"/>
      <text:p text:style-name="P16"/>
      <text:p text:style-name="P17">conclusion :</text:p>
      <text:p text:style-name="P17"><text:soft-page-break/>ainsi nous avons vue ……………………………. <text:s/>resumer partie</text:p>
      <text:p text:style-name="P17"><text:tab/>pas <text:s/>le droit de décrire un exemple dans la conclusion</text:p>
      <text:p text:style-name="P17">indepandant</text:p>
      <text:p text:style-name="P17">lier 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fo:text-indent="-1.27cm" fo:margin-left="1.7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5T19:34:47.663000000</meta:creation-date>
    <dc:date>2022-10-07T09:03:56.842000000</dc:date>
    <meta:editing-duration>PT8H28S</meta:editing-duration>
    <meta:editing-cycles>95</meta:editing-cycles>
    <meta:generator>LibreOffice/6.3.5.2$Windows_X86_64 LibreOffice_project/dd0751754f11728f69b42ee2af66670068624673</meta:generator>
    <meta:document-statistic meta:table-count="0" meta:image-count="0" meta:object-count="0" meta:page-count="4" meta:paragraph-count="54" meta:word-count="560" meta:character-count="3536" meta:non-whitespace-character-count="2990"/>
  </office:meta>
</office:document-meta>
</file>